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ment.setId( Payment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setAmount(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Pay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yment.getPaymen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ge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setCustomer( Customer custo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Payment( PaymentId id , Customer customer , Date paymentDate , double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ment.getCusto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ment.setPaymentDate( Date paymen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